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fbbec" officeooo:paragraph-rsid="001fb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dening ref conversion and <text:s/>narrowing ref conversion</text:p>
      <text:p text:style-name="P1">=====================================================</text:p>
      <text:p text:style-name="P1">1. super class reference can point sub class object.</text:p>
      <text:p text:style-name="P1"/>
      <text:p text:style-name="P1"><text:s text:c="3"/>class Student{</text:p>
      <text:p text:style-name="P1"><text:s text:c="3"/>}</text:p>
      <text:p text:style-name="P1"><text:s text:c="3"/></text:p>
      <text:p text:style-name="P1"><text:s text:c="3"/>class MCAStudent extends Student{</text:p>
      <text:p text:style-name="P1"><text:s text:c="3"/>}</text:p>
      <text:p text:style-name="P1"><text:s text:c="3"/></text:p>
      <text:p text:style-name="P1"><text:s text:c="3"/>class BtechStudent extends Student{</text:p>
      <text:p text:style-name="P1"><text:s text:c="3"/>}</text:p>
      <text:p text:style-name="P1"><text:s text:c="3"/></text:p>
      <text:p text:style-name="P1"><text:s text:c="3"/>Student s1, s2, s3;</text:p>
      <text:p text:style-name="P1"><text:s text:c="3"/></text:p>
      <text:p text:style-name="P1"><text:s text:c="3"/>s1 = new Student(); <text:s/>// pointing same class obj</text:p>
      <text:p text:style-name="P1"><text:s text:c="3"/></text:p>
      <text:p text:style-name="P1"><text:s text:c="3"/>s2 = new MCAStudent(); // pointing sub class obj(widening ref conversion)</text:p>
      <text:p text:style-name="P1"><text:s text:c="3"/></text:p>
      <text:p text:style-name="P1"><text:s text:c="3"/>s3 = new BtechStudent(); // pointing sub class obj(widening ref conversion)</text:p>
      <text:p text:style-name="P1"><text:s text:c="3"/></text:p>
      <text:p text:style-name="P1"><text:s text:c="3"/>Student s4;</text:p>
      <text:p text:style-name="P1"><text:s text:c="3"/>MCAStudent m1 = new MCAStudent();</text:p>
      <text:p text:style-name="P1"><text:s text:c="3"/></text:p>
      <text:p text:style-name="P1"><text:s text:c="3"/>s4 = m1; // pointing sub class obj(widening ref conversion)</text:p>
      <text:p text:style-name="P1"><text:s text:c="3"/></text:p>
      <text:p text:style-name="P1"><text:s text:c="3"/>MCAStudent m2,m3;</text:p>
      <text:p text:style-name="P1"><text:s text:c="3"/>m2 = s2; // not allowed java compilation error(direct narrowing ref conversion not allowed)</text:p>
      <text:p text:style-name="P1"><text:s text:c="3"/>we must use type casting..</text:p>
      <text:p text:style-name="P1"><text:s text:c="3"/>m2 = (MCAStudent)s2;// narrowing ref conversion (type casting)</text:p>
      <text:p text:style-name="P1"><text:s text:c="3"/>narrowing ref conversions may cause runtime errors</text:p>
      <text:p text:style-name="P1"><text:s text:c="3"/></text:p>
      <text:p text:style-name="P1"><text:s text:c="3"/>m3 = (MCAStdent)s3;// Runtime Error: ClassCastException</text:p>
      <text:p text:style-name="P1">------------------------------------------------------------------</text:p>
      <text:p text:style-name="P1"/>
      <text:p text:style-name="P1">Mutable and immutable objects</text:p>
      <text:p text:style-name="P1">==============================</text:p>
      <text:p text:style-name="P1">Mutable object is an object whose values we can change once object created.</text:p>
      <text:p text:style-name="P1">Immutable object is an object whose values we can not change once object created.</text:p>
      <text:p text:style-name="P1">class Point{</text:p>
      <text:p text:style-name="P1"><text:s text:c="2"/>private int x;</text:p>
      <text:p text:style-name="P1"><text:s text:c="2"/>private int y;</text:p>
      <text:p text:style-name="P1"><text:s text:c="2"/>public Point(){</text:p>
      <text:p text:style-name="P1"><text:s text:c="5"/>this(0,0);</text:p>
      <text:p text:style-name="P1"><text:s text:c="2"/>}</text:p>
      <text:p text:style-name="P1"><text:s text:c="2"/>public Point(int x, int y){</text:p>
      <text:p text:style-name="P1"><text:s text:c="5"/>this.x = x;</text:p>
      <text:p text:style-name="P1"><text:tab/> this.y = y;</text:p>
      <text:p text:style-name="P1"><text:s text:c="2"/>}</text:p>
      <text:p text:style-name="P1"><text:s text:c="2"/>public void setX(int x){</text:p>
      <text:p text:style-name="P1"><text:s text:c="4"/>this.x = x;</text:p>
      <text:p text:style-name="P1"><text:s text:c="2"/>}</text:p>
      <text:p text:style-name="P1"><text:s text:c="2"/>public void setY(int y){</text:p>
      <text:p text:style-name="P1"><text:s text:c="4"/>this.y = <text:s/>y;</text:p>
      <text:p text:style-name="P1"><text:s text:c="2"/>}</text:p>
      <text:p text:style-name="P1"><text:s text:c="2"/>public int getX(){</text:p>
      <text:p text:style-name="P1"><text:s text:c="5"/>return x;</text:p>
      <text:p text:style-name="P1"><text:s text:c="2"/>}</text:p>
      <text:p text:style-name="P1"><text:soft-page-break/><text:s text:c="2"/>public int getY(){</text:p>
      <text:p text:style-name="P1"><text:s text:c="5"/>return y;</text:p>
      <text:p text:style-name="P1"><text:s text:c="2"/>}</text:p>
      <text:p text:style-name="P1">}</text:p>
      <text:p text:style-name="P1">public class MutableTest{</text:p>
      <text:p text:style-name="P1"><text:s text:c="2"/>public static void main(String[] args){</text:p>
      <text:p text:style-name="P1"><text:s text:c="6"/>Point p = new Point(4,5);</text:p>
      <text:p text:style-name="P1"><text:tab/> <text:s/>System.out.println(p.getX()+","+p.getY());</text:p>
      <text:p text:style-name="P1"><text:tab/> <text:s/>p.setX(9);// after object creation we are able to change the values so this is mutable obj.</text:p>
      <text:p text:style-name="P1"><text:tab/> <text:s/>p.setY(12);</text:p>
      <text:p text:style-name="P1"><text:tab/> <text:s/>System.out.println(p.getX()+","+p.getY());</text:p>
      <text:p text:style-name="P1"><text:s text:c="2"/>}</text:p>
      <text:p text:style-name="P1">}</text:p>
      <text:p text:style-name="P1"/>
      <text:p text:style-name="P1">In immutable objects data members are final data members we can change those data member values.</text:p>
      <text:p text:style-name="P1">class Point{</text:p>
      <text:p text:style-name="P1"><text:s text:c="2"/>private final int x;</text:p>
      <text:p text:style-name="P1"><text:s text:c="2"/>private final int y;</text:p>
      <text:p text:style-name="P1"><text:s text:c="2"/>public Point(){</text:p>
      <text:p text:style-name="P1"><text:s text:c="5"/>this(0,0);</text:p>
      <text:p text:style-name="P1"><text:s text:c="2"/>}</text:p>
      <text:p text:style-name="P1"><text:s text:c="2"/>public Point(int x, int y){</text:p>
      <text:p text:style-name="P1"><text:s text:c="5"/>this.x = x;</text:p>
      <text:p text:style-name="P1"><text:tab/> this.y = y;</text:p>
      <text:p text:style-name="P1"><text:s text:c="2"/>}</text:p>
      <text:p text:style-name="P1"><text:s text:c="2"/>public int getX(){</text:p>
      <text:p text:style-name="P1"><text:s text:c="5"/>return x;</text:p>
      <text:p text:style-name="P1"><text:s text:c="2"/>}</text:p>
      <text:p text:style-name="P1"><text:s text:c="2"/>public int getY(){</text:p>
      <text:p text:style-name="P1"><text:s text:c="5"/>return y;</text:p>
      <text:p text:style-name="P1"><text:s text:c="2"/>}</text:p>
      <text:p text:style-name="P1"><text:s text:c="2"/>public void setX(int x){</text:p>
      <text:p text:style-name="P1"><text:s text:c="4"/>this.x = x;//not allowed as x is final</text:p>
      <text:p text:style-name="P1"><text:s text:c="2"/>}</text:p>
      <text:p text:style-name="P1"><text:s text:c="2"/>public void setY(int y){</text:p>
      <text:p text:style-name="P1"><text:s text:c="4"/>this.y = <text:s/>y;//not allowed as y is final</text:p>
      <text:p text:style-name="P1"><text:s text:c="2"/>}</text:p>
      <text:p text:style-name="P1">}</text:p>
      <text:p text:style-name="P1">public class ImmutableTest{</text:p>
      <text:p text:style-name="P1"><text:s text:c="2"/>public static void main(String[] args){</text:p>
      <text:p text:style-name="P1"><text:s text:c="6"/>Point p = new Point(4,5);//We can not change the values so the object is immutable</text:p>
      <text:p text:style-name="P1"><text:tab/> <text:s/>System.out.println(p.getX()+","+p.getY());</text:p>
      <text:p text:style-name="P1"><text:s text:c="2"/>}</text:p>
      <text:p text:style-name="P1">}</text:p>
      <text:p text:style-name="P1">String class object data is not changable(after obj creation) as data is final data so String objects are immutable objects</text:p>
      <text:p text:style-name="P1">StringBuffer/StringBuilder class objects data can be changed after object creation so they are mutable objects</text:p>
      <text:p text:style-name="P1"/>
      <text:p text:style-name="P1">Wrapper classes</text:p>
      <text:p text:style-name="P1">---------------</text:p>
      <text:p text:style-name="P1">Wrapping means packing or boxing.</text:p>
      <text:p text:style-name="P1">means Storing a value inside the object in such way that it is not modifyable.</text:p>
      <text:p text:style-name="P1">In java all predefined wrapper classes objects are by default immutable objects.</text:p>
      <text:p text:style-name="P1">and all wrapper classes are final classes.</text:p>
      <text:p text:style-name="P1">Predefined wrapper classes in java:</text:p>
      <text:p text:style-name="P1"><text:soft-page-break/>java.lang.Integer</text:p>
      <text:p text:style-name="P1">java.lang.Float</text:p>
      <text:p text:style-name="P1">java.lang.Long</text:p>
      <text:p text:style-name="P1">java.lang.Boolean</text:p>
      <text:p text:style-name="P1">java.lang.Byte</text:p>
      <text:p text:style-name="P1">java.lang.Short</text:p>
      <text:p text:style-name="P1">java.lang.Double</text:p>
      <text:p text:style-name="P1">java.lang.Char</text:p>
      <text:p text:style-name="P1"/>
      <text:p text:style-name="P1">Integer i = new Integer(5);// wrapping or packing or boxing</text:p>
      <text:p text:style-name="P1">you can get value stored in above object but you can not modify that value.</text:p>
      <text:p text:style-name="P1">int a = i.intValue();// un wrapping or unpacking or unboxing</text:p>
      <text:p text:style-name="P1"/>
      <text:p text:style-name="P1">Boolean b1 = new Boolean(true);// wrapping or packing or boxing</text:p>
      <text:p text:style-name="P1">boolean v1 = b1.booleanValue();// un wrapping or unpacking or unboxing</text:p>
      <text:p text:style-name="P1"/>
      <text:p text:style-name="P1">Boolean b2=new Boolean(false);// wrapping or packing or boxing</text:p>
      <text:p text:style-name="P1">boolean v2 = b2.booleanValue();// un wrapping or unpacking or unboxing</text:p>
      <text:p text:style-name="P1"/>
      <text:p text:style-name="P1">Auto Boxing:</text:p>
      <text:p text:style-name="P1">-----------</text:p>
      <text:p text:style-name="P1">Integer i = 23;(this is auto boxing or auto wrapping or auto packing)</text:p>
      <text:p text:style-name="P1">because the above line will be automatically converted as Integer i = new Integer(23);</text:p>
      <text:p text:style-name="P1"/>
      <text:p text:style-name="P1">Boolean b = true; (this is auto boxing or auto wrapping or auto packing)</text:p>
      <text:p text:style-name="P1">because the above line will be automatically converted as Boolean b = new Boolean(true);</text:p>
      <text:p text:style-name="P1"/>
      <text:p text:style-name="P1">Auto unboxing: </text:p>
      <text:p text:style-name="P1">--------------</text:p>
      <text:p text:style-name="P1">int b =i; (this is auto unboxing or auto unwrapping or auto unpacking)</text:p>
      <text:p text:style-name="P1">because the above line will automatically converted as int b=i.intValue();</text:p>
      <text:p text:style-name="P1"/>
      <text:p text:style-name="P1">boolean v3 = b1; <text:s/>(this is auto unboxing or auto unwrapping or auto unpacking)</text:p>
      <text:p text:style-name="P1">the above line will automatically converted as boolean v3 = b1.booleanValue();</text:p>
      <text:p text:style-name="P1"/>
      <text:p text:style-name="P1"/>
      <text:p text:style-name="P1">Can we define user defined wrapper classes?</text:p>
      <text:p text:style-name="P1">ans: yes</text:p>
      <text:p text:style-name="P1"/>
      <text:p text:style-name="P1">final class CurrencyNote{</text:p>
      <text:p text:style-name="P1"><text:s text:c="3"/>private final int noteValue;</text:p>
      <text:p text:style-name="P1"><text:s text:c="3"/>public CurrencyNote(int v){</text:p>
      <text:p text:style-name="P1"><text:s text:c="7"/>noteValue = v;</text:p>
      <text:p text:style-name="P1"><text:s text:c="3"/>}</text:p>
      <text:p text:style-name="P1"><text:s text:c="3"/>public int noteValue(){</text:p>
      <text:p text:style-name="P1"><text:s text:c="5"/>return noteValue;</text:p>
      <text:p text:style-name="P1"><text:s text:c="3"/>}</text:p>
      <text:p text:style-name="P1">}</text:p>
      <text:p text:style-name="P1">public class TestCase{</text:p>
      <text:p text:style-name="P1"><text:s text:c="2"/>public static void main(String[] args){</text:p>
      <text:p text:style-name="P1"><text:s text:c="6"/>CurrencyNote n = new CurrencyNote(500); // wrapping or boxing or packing</text:p>
      <text:p text:style-name="P1"><text:tab/> <text:s/>int v = n.noteValue(); // unwrapping or un boxing or un packing</text:p>
      <text:p text:style-name="P1"><text:tab/> <text:s/>System.out.println(v);</text:p>
      <text:p text:style-name="P1"><text:s text:c="2"/>}</text:p>
      <text:p text:style-name="P1">}</text:p>
      <text:p text:style-name="P1">Note: for user defined wrapper classes we can not have auto boxing and auto unboxing.</text:p>
      <text:p text:style-name="P1"><text:soft-page-break/></text:p>
      <text:p text:style-name="P1">Note: Auto boxing and auto unboxing will be applied only for predefine wrapper classes.</text:p>
      <text:p text:style-name="P1">Note: it is compulsory to add implements Serializable, Comparable&lt;Boolean&gt; to CurrencyNote class</text:p>
      <text:p text:style-name="P1"/>
      <text:p text:style-name="P1">java.lang.Object class methods <text:s text:c="2"/></text:p>
      <text:p text:style-name="P1">------------------------------</text:p>
      <text:p text:style-name="P1"/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2T16:09:30.749000000</dc:date>
    <meta:editing-duration>PT3H20M22S</meta:editing-duration>
    <meta:editing-cycles>1</meta:editing-cycles>
    <meta:document-statistic meta:table-count="0" meta:image-count="0" meta:object-count="0" meta:page-count="4" meta:paragraph-count="159" meta:word-count="732" meta:character-count="5067" meta:non-whitespace-character-count="4190"/>
    <meta:generator>LibreOffice/4.4.0.1$Windows_x86 LibreOffice_project/1ba9640ddd424f1f535c75bf2b86703770b8cf6f</meta:generator>
  </office:meta>
</office:document-meta>
</file>